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4586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none" svg:stroke-color="#000000" draw:fill="none" draw:fill-color="#ffffff" fo:min-height="0.637cm"/>
    </style:style>
    <style:style style:name="gr5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fo:min-height="0.95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1cm" svg:y="6.7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cm" svg:height="0.569cm" svg:x="1.2cm" svg:y="6.601cm">
          <draw:text-box>
            <text:p><text:span text:style-name="T1">Serial</text:span></text:p>
          </draw:text-box>
        </draw:frame>
        <draw:custom-shape draw:style-name="gr3" draw:text-style-name="P1" draw:layer="layout" svg:width="0.4cm" svg:height="0.4cm" svg:x="2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cm" svg:height="0.887cm" svg:x="2.7cm" svg:y="6.614cm">
          <draw:text-box>
            <text:p><text:span text:style-name="T1">OpenMP (none)</text:span></text:p>
          </draw:text-box>
        </draw:frame>
        <draw:custom-shape draw:style-name="gr5" draw:text-style-name="P1" draw:layer="layout" svg:width="0.4cm" svg:height="0.4cm" svg:x="5.3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cm" svg:height="0.887cm" svg:x="5.5cm" svg:y="6.601cm">
          <draw:text-box>
            <text:p><text:span text:style-name="T1">OpenMP (compact)</text:span></text:p>
          </draw:text-box>
        </draw:frame>
        <draw:custom-shape draw:style-name="gr6" draw:text-style-name="P1" draw:layer="layout" svg:width="0.4cm" svg:height="0.4cm" svg:x="8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1cm" svg:height="0.887cm" svg:x="8.7cm" svg:y="6.601cm">
          <draw:text-box>
            <text:p><text:span text:style-name="T1">OpenMP (scatter)</text:span></text:p>
          </draw:text-box>
        </draw:frame>
        <draw:custom-shape draw:style-name="gr7" draw:text-style-name="P1" draw:layer="layout" svg:width="0.4cm" svg:height="0.4cm" svg:x="11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2cm" svg:height="0.887cm" svg:x="11.7cm" svg:y="6.614cm">
          <draw:text-box>
            <text:p><text:span text:style-name="T1">OpenMP (balanced)</text:span></text:p>
          </draw:text-box>
        </draw:frame>
        <draw:custom-shape draw:style-name="gr8" draw:text-style-name="P1" draw:layer="layout" svg:width="0.4cm" svg:height="0.4cm" svg:x="14.8cm" svg:y="6.70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7cm" svg:height="1.205cm" svg:x="15cm" svg:y="6.601cm">
          <draw:text-box>
            <text:p><text:span text:style-name="T1">Cilk Plus</text:span></text:p>
          </draw:text-box>
        </draw:frame>
        <draw:frame draw:style-name="gr10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6:48:50.899421198</dc:date>
    <meta:editing-duration>PT35M40S</meta:editing-duration>
    <meta:editing-cycles>13</meta:editing-cycles>
    <meta:generator>LibreOffice/4.1.5.3$Linux_X86_64 LibreOffice_project/41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953cm" svg:y="0.119cm" svg:width="7.219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431cm" svg:y="5.513cm" chart:style-name="ch4">
              <text:p>c</text:p>
            </chart:title>
            <chart:categories table:cell-range-address="local-table.$A$2:.$A$36"/>
          </chart:axis>
          <chart:axis chart:dimension="y" chart:name="primary-y" chart:style-name="ch5">
            <chart:title svg:x="0.295cm" svg:y="3.813cm" chart:style-name="ch6">
              <text:p>fib 35 32 c (ms)</text:p>
            </chart:title>
          </chart:axis>
          <chart:series chart:style-name="ch7" chart:values-cell-range-address="local-table.$B$2:.$B$36" chart:label-cell-address="local-table.$B$1" chart:class="chart:line">
            <chart:data-point chart:repeated="35"/>
          </chart:series>
          <chart:series chart:style-name="ch8" chart:values-cell-range-address="local-table.$C$2:.$C$36" chart:label-cell-address="local-table.$C$1" chart:class="chart:line">
            <chart:data-point chart:repeated="35"/>
          </chart:series>
          <chart:series chart:style-name="ch9" chart:values-cell-range-address="local-table.$D$2:.$D$36" chart:label-cell-address="local-table.$D$1" chart:class="chart:line">
            <chart:data-point chart:repeated="35"/>
          </chart:series>
          <chart:series chart:style-name="ch10" chart:values-cell-range-address="local-table.$E$2:.$E$36" chart:label-cell-address="local-table.$E$1" chart:class="chart:line">
            <chart:data-point chart:repeated="35"/>
          </chart:series>
          <chart:series chart:style-name="ch11" chart:values-cell-range-address="local-table.$F$2:.$F$36" chart:label-cell-address="local-table.$F$1" chart:class="chart:line">
            <chart:data-point chart:repeated="35"/>
          </chart:series>
          <chart:series chart:style-name="ch12" chart:values-cell-range-address="local-table.$G$2:.$G$36" chart:label-cell-address="local-table.$G$1" chart:class="chart:line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serial</text:p>
              </table:table-cell>
              <table:table-cell office:value-type="string">
                <text:p>fib_cutoff_omp_none</text:p>
              </table:table-cell>
              <table:table-cell office:value-type="string">
                <text:p>fib_cutoff_omp_compact</text:p>
              </table:table-cell>
              <table:table-cell office:value-type="string">
                <text:p>fib_cutoff_omp_scatter</text:p>
              </table:table-cell>
              <table:table-cell office:value-type="string">
                <text:p>fib_cutoff_omp_balanced</text:p>
              </table:table-cell>
              <table:table-cell office:value-type="string">
                <text:p>fib_cutoff_cil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861.193445">
                <text:p>861.193445</text:p>
              </table:table-cell>
              <table:table-cell office:value-type="float" office:value="751.897269">
                <text:p>751.897269</text:p>
              </table:table-cell>
              <table:table-cell office:value-type="float" office:value="829.599846">
                <text:p>829.599846</text:p>
              </table:table-cell>
              <table:table-cell office:value-type="float" office:value="804.443163">
                <text:p>804.443163</text:p>
              </table:table-cell>
              <table:table-cell office:value-type="float" office:value="71.85116">
                <text:p>71.85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810.760864">
                <text:p>810.760864</text:p>
              </table:table-cell>
              <table:table-cell office:value-type="float" office:value="777.140526">
                <text:p>777.140526</text:p>
              </table:table-cell>
              <table:table-cell office:value-type="float" office:value="848.070691">
                <text:p>848.070691</text:p>
              </table:table-cell>
              <table:table-cell office:value-type="float" office:value="778.921799">
                <text:p>778.921799</text:p>
              </table:table-cell>
              <table:table-cell office:value-type="float" office:value="71.719941">
                <text:p>71.719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669.494513">
                <text:p>669.494513</text:p>
              </table:table-cell>
              <table:table-cell office:value-type="float" office:value="459.680804">
                <text:p>459.680804</text:p>
              </table:table-cell>
              <table:table-cell office:value-type="float" office:value="484.707022">
                <text:p>484.707022</text:p>
              </table:table-cell>
              <table:table-cell office:value-type="float" office:value="522.564029">
                <text:p>522.564029</text:p>
              </table:table-cell>
              <table:table-cell office:value-type="float" office:value="53.913989">
                <text:p>53.913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289.597617">
                <text:p>289.597617</text:p>
              </table:table-cell>
              <table:table-cell office:value-type="float" office:value="280.315035">
                <text:p>280.315035</text:p>
              </table:table-cell>
              <table:table-cell office:value-type="float" office:value="302.014928">
                <text:p>302.014928</text:p>
              </table:table-cell>
              <table:table-cell office:value-type="float" office:value="372.238093">
                <text:p>372.238093</text:p>
              </table:table-cell>
              <table:table-cell office:value-type="float" office:value="41.131485">
                <text:p>41.13148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3.393584">
                <text:p>73.393584</text:p>
              </table:table-cell>
              <table:table-cell office:value-type="float" office:value="324.766974">
                <text:p>324.766974</text:p>
              </table:table-cell>
              <table:table-cell office:value-type="float" office:value="290.770651">
                <text:p>290.770651</text:p>
              </table:table-cell>
              <table:table-cell office:value-type="float" office:value="296.950536">
                <text:p>296.950536</text:p>
              </table:table-cell>
              <table:table-cell office:value-type="float" office:value="211.461017">
                <text:p>211.461017</text:p>
              </table:table-cell>
              <table:table-cell office:value-type="float" office:value="28.243064">
                <text:p>28.243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213.535664">
                <text:p>213.535664</text:p>
              </table:table-cell>
              <table:table-cell office:value-type="float" office:value="121.788068">
                <text:p>121.788068</text:p>
              </table:table-cell>
              <table:table-cell office:value-type="float" office:value="121.54269">
                <text:p>121.54269</text:p>
              </table:table-cell>
              <table:table-cell office:value-type="float" office:value="238.366089">
                <text:p>238.366089</text:p>
              </table:table-cell>
              <table:table-cell office:value-type="float" office:value="44.502307">
                <text:p>44.502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45.363526">
                <text:p>145.363526</text:p>
              </table:table-cell>
              <table:table-cell office:value-type="float" office:value="137.195738">
                <text:p>137.195738</text:p>
              </table:table-cell>
              <table:table-cell office:value-type="float" office:value="192.467471">
                <text:p>192.467471</text:p>
              </table:table-cell>
              <table:table-cell office:value-type="float" office:value="203.957523">
                <text:p>203.957523</text:p>
              </table:table-cell>
              <table:table-cell office:value-type="float" office:value="21.857252">
                <text:p>21.857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01.495869">
                <text:p>101.495869</text:p>
              </table:table-cell>
              <table:table-cell office:value-type="float" office:value="135.168161">
                <text:p>135.168161</text:p>
              </table:table-cell>
              <table:table-cell office:value-type="float" office:value="123.502288">
                <text:p>123.502288</text:p>
              </table:table-cell>
              <table:table-cell office:value-type="float" office:value="153.704674">
                <text:p>153.704674</text:p>
              </table:table-cell>
              <table:table-cell office:value-type="float" office:value="20.012526">
                <text:p>20.012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71.778188">
                <text:p>171.778188</text:p>
              </table:table-cell>
              <table:table-cell office:value-type="float" office:value="50.410995">
                <text:p>50.410995</text:p>
              </table:table-cell>
              <table:table-cell office:value-type="float" office:value="94.454417">
                <text:p>94.454417</text:p>
              </table:table-cell>
              <table:table-cell office:value-type="float" office:value="80.476359">
                <text:p>80.476359</text:p>
              </table:table-cell>
              <table:table-cell office:value-type="float" office:value="17.608471">
                <text:p>17.6084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3.393584">
                <text:p>73.393584</text:p>
              </table:table-cell>
              <table:table-cell office:value-type="float" office:value="130.428705">
                <text:p>130.428705</text:p>
              </table:table-cell>
              <table:table-cell office:value-type="float" office:value="44.47744">
                <text:p>44.47744</text:p>
              </table:table-cell>
              <table:table-cell office:value-type="float" office:value="107.733025">
                <text:p>107.733025</text:p>
              </table:table-cell>
              <table:table-cell office:value-type="float" office:value="172.388458">
                <text:p>172.388458</text:p>
              </table:table-cell>
              <table:table-cell office:value-type="float" office:value="27.725904">
                <text:p>27.725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78.510738">
                <text:p>78.510738</text:p>
              </table:table-cell>
              <table:table-cell office:value-type="float" office:value="97.00142">
                <text:p>97.00142</text:p>
              </table:table-cell>
              <table:table-cell office:value-type="float" office:value="195.07924">
                <text:p>195.07924</text:p>
              </table:table-cell>
              <table:table-cell office:value-type="float" office:value="106.505066">
                <text:p>106.505066</text:p>
              </table:table-cell>
              <table:table-cell office:value-type="float" office:value="18.192971">
                <text:p>18.192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07.240434">
                <text:p>107.240434</text:p>
              </table:table-cell>
              <table:table-cell office:value-type="float" office:value="105.259133">
                <text:p>105.259133</text:p>
              </table:table-cell>
              <table:table-cell office:value-type="float" office:value="39.184692">
                <text:p>39.184692</text:p>
              </table:table-cell>
              <table:table-cell office:value-type="float" office:value="121.996226">
                <text:p>121.996226</text:p>
              </table:table-cell>
              <table:table-cell office:value-type="float" office:value="22.913435">
                <text:p>22.913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10.36844">
                <text:p>110.36844</text:p>
              </table:table-cell>
              <table:table-cell office:value-type="float" office:value="69.753733">
                <text:p>69.753733</text:p>
              </table:table-cell>
              <table:table-cell office:value-type="float" office:value="34.648138">
                <text:p>34.648138</text:p>
              </table:table-cell>
              <table:table-cell office:value-type="float" office:value="91.822838">
                <text:p>91.822838</text:p>
              </table:table-cell>
              <table:table-cell office:value-type="float" office:value="19.257433">
                <text:p>19.257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76.260354">
                <text:p>76.260354</text:p>
              </table:table-cell>
              <table:table-cell office:value-type="float" office:value="116.194619">
                <text:p>116.194619</text:p>
              </table:table-cell>
              <table:table-cell office:value-type="float" office:value="40.463137">
                <text:p>40.463137</text:p>
              </table:table-cell>
              <table:table-cell office:value-type="float" office:value="108.502755">
                <text:p>108.502755</text:p>
              </table:table-cell>
              <table:table-cell office:value-type="float" office:value="23.110656">
                <text:p>23.11065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3.393584">
                <text:p>73.393584</text:p>
              </table:table-cell>
              <table:table-cell office:value-type="float" office:value="53.324215">
                <text:p>53.324215</text:p>
              </table:table-cell>
              <table:table-cell office:value-type="float" office:value="115.095865">
                <text:p>115.095865</text:p>
              </table:table-cell>
              <table:table-cell office:value-type="float" office:value="25.799897">
                <text:p>25.799897</text:p>
              </table:table-cell>
              <table:table-cell office:value-type="float" office:value="71.239365">
                <text:p>71.239365</text:p>
              </table:table-cell>
              <table:table-cell office:value-type="float" office:value="25.964368">
                <text:p>25.964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18.318576">
                <text:p>118.318576</text:p>
              </table:table-cell>
              <table:table-cell office:value-type="float" office:value="24.32458">
                <text:p>24.32458</text:p>
              </table:table-cell>
              <table:table-cell office:value-type="float" office:value="27.023048">
                <text:p>27.023048</text:p>
              </table:table-cell>
              <table:table-cell office:value-type="float" office:value="52.673734">
                <text:p>52.673734</text:p>
              </table:table-cell>
              <table:table-cell office:value-type="float" office:value="33.711007">
                <text:p>33.711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29.850797">
                <text:p>29.850797</text:p>
              </table:table-cell>
              <table:table-cell office:value-type="float" office:value="39.817768">
                <text:p>39.817768</text:p>
              </table:table-cell>
              <table:table-cell office:value-type="float" office:value="26.414488">
                <text:p>26.414488</text:p>
              </table:table-cell>
              <table:table-cell office:value-type="float" office:value="66.896377">
                <text:p>66.896377</text:p>
              </table:table-cell>
              <table:table-cell office:value-type="float" office:value="23.377391">
                <text:p>23.377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41.546287">
                <text:p>41.546287</text:p>
              </table:table-cell>
              <table:table-cell office:value-type="float" office:value="22.049973">
                <text:p>22.049973</text:p>
              </table:table-cell>
              <table:table-cell office:value-type="float" office:value="22.473648">
                <text:p>22.473648</text:p>
              </table:table-cell>
              <table:table-cell office:value-type="float" office:value="70.395556">
                <text:p>70.395556</text:p>
              </table:table-cell>
              <table:table-cell office:value-type="float" office:value="17.533751">
                <text:p>17.533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21.592313">
                <text:p>121.592313</text:p>
              </table:table-cell>
              <table:table-cell office:value-type="float" office:value="25.454652">
                <text:p>25.454652</text:p>
              </table:table-cell>
              <table:table-cell office:value-type="float" office:value="70.781525">
                <text:p>70.781525</text:p>
              </table:table-cell>
              <table:table-cell office:value-type="float" office:value="35.100728">
                <text:p>35.100728</text:p>
              </table:table-cell>
              <table:table-cell office:value-type="float" office:value="19.017002">
                <text:p>19.0170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3.393584">
                <text:p>73.393584</text:p>
              </table:table-cell>
              <table:table-cell office:value-type="float" office:value="54.331199">
                <text:p>54.331199</text:p>
              </table:table-cell>
              <table:table-cell office:value-type="float" office:value="174.333874">
                <text:p>174.333874</text:p>
              </table:table-cell>
              <table:table-cell office:value-type="float" office:value="24.192988">
                <text:p>24.192988</text:p>
              </table:table-cell>
              <table:table-cell office:value-type="float" office:value="34.55115">
                <text:p>34.55115</text:p>
              </table:table-cell>
              <table:table-cell office:value-type="float" office:value="17.767415">
                <text:p>17.767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94.239853">
                <text:p>94.239853</text:p>
              </table:table-cell>
              <table:table-cell office:value-type="float" office:value="26.916789">
                <text:p>26.916789</text:p>
              </table:table-cell>
              <table:table-cell office:value-type="float" office:value="46.278856">
                <text:p>46.278856</text:p>
              </table:table-cell>
              <table:table-cell office:value-type="float" office:value="61.32796">
                <text:p>61.32796</text:p>
              </table:table-cell>
              <table:table-cell office:value-type="float" office:value="26.018832">
                <text:p>26.018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00.793305">
                <text:p>100.793305</text:p>
              </table:table-cell>
              <table:table-cell office:value-type="float" office:value="20.148306">
                <text:p>20.148306</text:p>
              </table:table-cell>
              <table:table-cell office:value-type="float" office:value="26.50964">
                <text:p>26.50964</text:p>
              </table:table-cell>
              <table:table-cell office:value-type="float" office:value="32.88961">
                <text:p>32.88961</text:p>
              </table:table-cell>
              <table:table-cell office:value-type="float" office:value="19.223914">
                <text:p>19.223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35.491804">
                <text:p>35.491804</text:p>
              </table:table-cell>
              <table:table-cell office:value-type="float" office:value="116.208298">
                <text:p>116.208298</text:p>
              </table:table-cell>
              <table:table-cell office:value-type="float" office:value="181.833624">
                <text:p>181.833624</text:p>
              </table:table-cell>
              <table:table-cell office:value-type="float" office:value="74.417394">
                <text:p>74.417394</text:p>
              </table:table-cell>
              <table:table-cell office:value-type="float" office:value="24.05313">
                <text:p>24.05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53.397555">
                <text:p>53.397555</text:p>
              </table:table-cell>
              <table:table-cell office:value-type="float" office:value="75.348411">
                <text:p>75.348411</text:p>
              </table:table-cell>
              <table:table-cell office:value-type="float" office:value="115.430289">
                <text:p>115.430289</text:p>
              </table:table-cell>
              <table:table-cell office:value-type="float" office:value="93.560136">
                <text:p>93.560136</text:p>
              </table:table-cell>
              <table:table-cell office:value-type="float" office:value="17.827412">
                <text:p>17.8274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3.393584">
                <text:p>73.393584</text:p>
              </table:table-cell>
              <table:table-cell office:value-type="float" office:value="125.17284">
                <text:p>125.17284</text:p>
              </table:table-cell>
              <table:table-cell office:value-type="float" office:value="28.974656">
                <text:p>28.974656</text:p>
              </table:table-cell>
              <table:table-cell office:value-type="float" office:value="131.990186">
                <text:p>131.990186</text:p>
              </table:table-cell>
              <table:table-cell office:value-type="float" office:value="122.453248">
                <text:p>122.453248</text:p>
              </table:table-cell>
              <table:table-cell office:value-type="float" office:value="16.808623">
                <text:p>16.808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77.020654">
                <text:p>77.020654</text:p>
              </table:table-cell>
              <table:table-cell office:value-type="float" office:value="72.597697">
                <text:p>72.597697</text:p>
              </table:table-cell>
              <table:table-cell office:value-type="float" office:value="39.455624">
                <text:p>39.455624</text:p>
              </table:table-cell>
              <table:table-cell office:value-type="float" office:value="43.774227">
                <text:p>43.774227</text:p>
              </table:table-cell>
              <table:table-cell office:value-type="float" office:value="23.645044">
                <text:p>23.645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59.233911">
                <text:p>59.233911</text:p>
              </table:table-cell>
              <table:table-cell office:value-type="float" office:value="27.466402">
                <text:p>27.466402</text:p>
              </table:table-cell>
              <table:table-cell office:value-type="float" office:value="29.771445">
                <text:p>29.771445</text:p>
              </table:table-cell>
              <table:table-cell office:value-type="float" office:value="41.215502">
                <text:p>41.215502</text:p>
              </table:table-cell>
              <table:table-cell office:value-type="float" office:value="22.506085">
                <text:p>22.506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51.958112">
                <text:p>51.958112</text:p>
              </table:table-cell>
              <table:table-cell office:value-type="float" office:value="29.230531">
                <text:p>29.230531</text:p>
              </table:table-cell>
              <table:table-cell office:value-type="float" office:value="50.624269">
                <text:p>50.624269</text:p>
              </table:table-cell>
              <table:table-cell office:value-type="float" office:value="202.149755">
                <text:p>202.149755</text:p>
              </table:table-cell>
              <table:table-cell office:value-type="float" office:value="29.002875">
                <text:p>29.002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55.890917">
                <text:p>55.890917</text:p>
              </table:table-cell>
              <table:table-cell office:value-type="float" office:value="48.961023">
                <text:p>48.961023</text:p>
              </table:table-cell>
              <table:table-cell office:value-type="float" office:value="52.020244">
                <text:p>52.020244</text:p>
              </table:table-cell>
              <table:table-cell office:value-type="float" office:value="25.967481">
                <text:p>25.967481</text:p>
              </table:table-cell>
              <table:table-cell office:value-type="float" office:value="27.568506">
                <text:p>27.5685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3.393584">
                <text:p>73.393584</text:p>
              </table:table-cell>
              <table:table-cell office:value-type="float" office:value="57.221095">
                <text:p>57.221095</text:p>
              </table:table-cell>
              <table:table-cell office:value-type="float" office:value="29.211993">
                <text:p>29.211993</text:p>
              </table:table-cell>
              <table:table-cell office:value-type="float" office:value="25.945246">
                <text:p>25.945246</text:p>
              </table:table-cell>
              <table:table-cell office:value-type="float" office:value="56.105539">
                <text:p>56.105539</text:p>
              </table:table-cell>
              <table:table-cell office:value-type="float" office:value="24.08046">
                <text:p>24.08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67.960393">
                <text:p>67.960393</text:p>
              </table:table-cell>
              <table:table-cell office:value-type="float" office:value="31.64247">
                <text:p>31.64247</text:p>
              </table:table-cell>
              <table:table-cell office:value-type="float" office:value="39.479519">
                <text:p>39.479519</text:p>
              </table:table-cell>
              <table:table-cell office:value-type="float" office:value="39.830469">
                <text:p>39.830469</text:p>
              </table:table-cell>
              <table:table-cell office:value-type="float" office:value="61.169584">
                <text:p>61.169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92.814235">
                <text:p>92.814235</text:p>
              </table:table-cell>
              <table:table-cell office:value-type="float" office:value="51.313981">
                <text:p>51.313981</text:p>
              </table:table-cell>
              <table:table-cell office:value-type="float" office:value="47.971318">
                <text:p>47.971318</text:p>
              </table:table-cell>
              <table:table-cell office:value-type="float" office:value="88.252286">
                <text:p>88.252286</text:p>
              </table:table-cell>
              <table:table-cell office:value-type="float" office:value="54.683333">
                <text:p>54.68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67.733522">
                <text:p>67.733522</text:p>
              </table:table-cell>
              <table:table-cell office:value-type="float" office:value="59.321243">
                <text:p>59.321243</text:p>
              </table:table-cell>
              <table:table-cell office:value-type="float" office:value="62.179404">
                <text:p>62.179404</text:p>
              </table:table-cell>
              <table:table-cell office:value-type="float" office:value="94.553241">
                <text:p>94.553241</text:p>
              </table:table-cell>
              <table:table-cell office:value-type="float" office:value="160.095156">
                <text:p>160.09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393584">
                <text:p>73.393584</text:p>
              </table:table-cell>
              <table:table-cell office:value-type="float" office:value="179.427057">
                <text:p>179.427057</text:p>
              </table:table-cell>
              <table:table-cell office:value-type="float" office:value="90.257806">
                <text:p>90.257806</text:p>
              </table:table-cell>
              <table:table-cell office:value-type="float" office:value="87.967951">
                <text:p>87.967951</text:p>
              </table:table-cell>
              <table:table-cell office:value-type="float" office:value="176.640291">
                <text:p>176.640291</text:p>
              </table:table-cell>
              <table:table-cell office:value-type="float" office:value="232.272748">
                <text:p>232.27274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3.393584">
                <text:p>73.393584</text:p>
              </table:table-cell>
              <table:table-cell office:value-type="float" office:value="154.902073">
                <text:p>154.902073</text:p>
              </table:table-cell>
              <table:table-cell office:value-type="float" office:value="130.727861">
                <text:p>130.727861</text:p>
              </table:table-cell>
              <table:table-cell office:value-type="float" office:value="135.570227">
                <text:p>135.570227</text:p>
              </table:table-cell>
              <table:table-cell office:value-type="float" office:value="134.54435">
                <text:p>134.54435</text:p>
              </table:table-cell>
              <table:table-cell office:value-type="float" office:value="204.344203">
                <text:p>204.344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191cm" svg:y="0.119cm" svg:width="6.981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55cm" svg:y="5.513cm" chart:style-name="ch4">
              <text:p>c</text:p>
            </chart:title>
            <chart:categories table:cell-range-address="local-table.$A$2:.$A$36"/>
          </chart:axis>
          <chart:axis chart:dimension="y" chart:name="primary-y" chart:style-name="ch5">
            <chart:title svg:x="0.533cm" svg:y="3.482cm" chart:style-name="ch6">
              <text:p>fib 35 32 c</text:p>
            </chart:title>
          </chart:axis>
          <chart:series chart:style-name="ch7" chart:values-cell-range-address="local-table.$B$2:.$B$36" chart:label-cell-address="local-table.$B$1" chart:class="chart:line">
            <chart:data-point chart:repeated="35"/>
          </chart:series>
          <chart:series chart:style-name="ch8" chart:values-cell-range-address="local-table.$C$2:.$C$36" chart:label-cell-address="local-table.$C$1" chart:class="chart:line">
            <chart:data-point chart:repeated="35"/>
          </chart:series>
          <chart:series chart:style-name="ch9" chart:values-cell-range-address="local-table.$D$2:.$D$36" chart:label-cell-address="local-table.$D$1" chart:class="chart:line">
            <chart:data-point chart:repeated="35"/>
          </chart:series>
          <chart:series chart:style-name="ch10" chart:values-cell-range-address="local-table.$E$2:.$E$36" chart:label-cell-address="local-table.$E$1" chart:class="chart:line">
            <chart:data-point chart:repeated="35"/>
          </chart:series>
          <chart:series chart:style-name="ch11" chart:values-cell-range-address="local-table.$F$2:.$F$36" chart:label-cell-address="local-table.$F$1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cutoff_omp_none</text:p>
              </table:table-cell>
              <table:table-cell office:value-type="string">
                <text:p>fib_cutoff_omp_compact</text:p>
              </table:table-cell>
              <table:table-cell office:value-type="string">
                <text:p>fib_cutoff_omp_scatter</text:p>
              </table:table-cell>
              <table:table-cell office:value-type="string">
                <text:p>fib_cutoff_omp_balanced</text:p>
              </table:table-cell>
              <table:table-cell office:value-type="string">
                <text:p>fib_cutoff_cil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852231103547241">
                <text:p>0.0852231103547241</text:p>
              </table:table-cell>
              <table:table-cell office:value-type="float" office:value="0.0976111857642616">
                <text:p>0.0976111857642616</text:p>
              </table:table-cell>
              <table:table-cell office:value-type="float" office:value="0.0884686567311634">
                <text:p>0.0884686567311634</text:p>
              </table:table-cell>
              <table:table-cell office:value-type="float" office:value="0.0912352635657866">
                <text:p>0.0912352635657866</text:p>
              </table:table-cell>
              <table:table-cell office:value-type="float" office:value="1.02146693247541">
                <text:p>1.02146693247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0524329995287">
                <text:p>0.090524329995287</text:p>
              </table:table-cell>
              <table:table-cell office:value-type="float" office:value="0.0944405568163614">
                <text:p>0.0944405568163614</text:p>
              </table:table-cell>
              <table:table-cell office:value-type="float" office:value="0.0865418234339147">
                <text:p>0.0865418234339147</text:p>
              </table:table-cell>
              <table:table-cell office:value-type="float" office:value="0.0942245859523056">
                <text:p>0.0942245859523056</text:p>
              </table:table-cell>
              <table:table-cell office:value-type="float" office:value="1.02333581116582">
                <text:p>1.02333581116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9625370447211">
                <text:p>0.109625370447211</text:p>
              </table:table-cell>
              <table:table-cell office:value-type="float" office:value="0.15966205976267">
                <text:p>0.15966205976267</text:p>
              </table:table-cell>
              <table:table-cell office:value-type="float" office:value="0.151418445924639">
                <text:p>0.151418445924639</text:p>
              </table:table-cell>
              <table:table-cell office:value-type="float" office:value="0.140448978358593">
                <text:p>0.140448978358593</text:p>
              </table:table-cell>
              <table:table-cell office:value-type="float" office:value="1.36130873195081">
                <text:p>1.36130873195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3432969374192">
                <text:p>0.253432969374192</text:p>
              </table:table-cell>
              <table:table-cell office:value-type="float" office:value="0.261825356602795">
                <text:p>0.261825356602795</text:p>
              </table:table-cell>
              <table:table-cell office:value-type="float" office:value="0.243013100332577">
                <text:p>0.243013100332577</text:p>
              </table:table-cell>
              <table:table-cell office:value-type="float" office:value="0.197168385987836">
                <text:p>0.197168385987836</text:p>
              </table:table-cell>
              <table:table-cell office:value-type="float" office:value="1.7843650429835">
                <text:p>1.78436504298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25988446719339">
                <text:p>0.225988446719339</text:p>
              </table:table-cell>
              <table:table-cell office:value-type="float" office:value="0.252410563953375">
                <text:p>0.252410563953375</text:p>
              </table:table-cell>
              <table:table-cell office:value-type="float" office:value="0.247157607420517">
                <text:p>0.247157607420517</text:p>
              </table:table-cell>
              <table:table-cell office:value-type="float" office:value="0.347078553963448">
                <text:p>0.347078553963448</text:p>
              </table:table-cell>
              <table:table-cell office:value-type="float" office:value="2.59864099730822">
                <text:p>2.59864099730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3706445214697">
                <text:p>0.343706445214697</text:p>
              </table:table-cell>
              <table:table-cell office:value-type="float" office:value="0.602633617605298">
                <text:p>0.602633617605298</text:p>
              </table:table-cell>
              <table:table-cell office:value-type="float" office:value="0.603850252121292">
                <text:p>0.603850252121292</text:p>
              </table:table-cell>
              <table:table-cell office:value-type="float" office:value="0.307902790652407">
                <text:p>0.307902790652407</text:p>
              </table:table-cell>
              <table:table-cell office:value-type="float" office:value="1.64920852305477">
                <text:p>1.64920852305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489683361148">
                <text:p>0.50489683361148</text:p>
              </table:table-cell>
              <table:table-cell office:value-type="float" office:value="0.53495527681771">
                <text:p>0.53495527681771</text:p>
              </table:table-cell>
              <table:table-cell office:value-type="float" office:value="0.381329809233063">
                <text:p>0.381329809233063</text:p>
              </table:table-cell>
              <table:table-cell office:value-type="float" office:value="0.359847398225169">
                <text:p>0.359847398225169</text:p>
              </table:table-cell>
              <table:table-cell office:value-type="float" office:value="3.35785962480553">
                <text:p>3.35785962480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3118928121104">
                <text:p>0.723118928121104</text:p>
              </table:table-cell>
              <table:table-cell office:value-type="float" office:value="0.542979822001129">
                <text:p>0.542979822001129</text:p>
              </table:table-cell>
              <table:table-cell office:value-type="float" office:value="0.594269022773084">
                <text:p>0.594269022773084</text:p>
              </table:table-cell>
              <table:table-cell office:value-type="float" office:value="0.477497411692243">
                <text:p>0.477497411692243</text:p>
              </table:table-cell>
              <table:table-cell office:value-type="float" office:value="3.66738231845395">
                <text:p>3.66738231845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7257877466958">
                <text:p>0.427257877466958</text:p>
              </table:table-cell>
              <table:table-cell office:value-type="float" office:value="1.45590429230766">
                <text:p>1.45590429230766</text:p>
              </table:table-cell>
              <table:table-cell office:value-type="float" office:value="0.777026488872405">
                <text:p>0.777026488872405</text:p>
              </table:table-cell>
              <table:table-cell office:value-type="float" office:value="0.911989370692081">
                <text:p>0.911989370692081</text:p>
              </table:table-cell>
              <table:table-cell office:value-type="float" office:value="4.16808387281326">
                <text:p>4.168083872813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62710363489387">
                <text:p>0.562710363489387</text:p>
              </table:table-cell>
              <table:table-cell office:value-type="float" office:value="1.65013058305514">
                <text:p>1.65013058305514</text:p>
              </table:table-cell>
              <table:table-cell office:value-type="float" office:value="0.681254276485785">
                <text:p>0.681254276485785</text:p>
              </table:table-cell>
              <table:table-cell office:value-type="float" office:value="0.425745347754082">
                <text:p>0.425745347754082</text:p>
              </table:table-cell>
              <table:table-cell office:value-type="float" office:value="2.64711238991522">
                <text:p>2.64711238991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4822240494033">
                <text:p>0.934822240494033</text:p>
              </table:table-cell>
              <table:table-cell office:value-type="float" office:value="0.756623810249376">
                <text:p>0.756623810249376</text:p>
              </table:table-cell>
              <table:table-cell office:value-type="float" office:value="0.376224471655723">
                <text:p>0.376224471655723</text:p>
              </table:table-cell>
              <table:table-cell office:value-type="float" office:value="0.689108854221075">
                <text:p>0.689108854221075</text:p>
              </table:table-cell>
              <table:table-cell office:value-type="float" office:value="4.03417253839409">
                <text:p>4.03417253839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84383504080187">
                <text:p>0.684383504080187</text:p>
              </table:table-cell>
              <table:table-cell office:value-type="float" office:value="0.697265709000282">
                <text:p>0.697265709000282</text:p>
              </table:table-cell>
              <table:table-cell office:value-type="float" office:value="1.87301673827116">
                <text:p>1.87301673827116</text:p>
              </table:table-cell>
              <table:table-cell office:value-type="float" office:value="0.601605364415125">
                <text:p>0.601605364415125</text:p>
              </table:table-cell>
              <table:table-cell office:value-type="float" office:value="3.20308081263241">
                <text:p>3.20308081263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4987056082337">
                <text:p>0.664987056082337</text:p>
              </table:table-cell>
              <table:table-cell office:value-type="float" office:value="1.0521814509913">
                <text:p>1.0521814509913</text:p>
              </table:table-cell>
              <table:table-cell office:value-type="float" office:value="2.11825478182983">
                <text:p>2.11825478182983</text:p>
              </table:table-cell>
              <table:table-cell office:value-type="float" office:value="0.799295530377748">
                <text:p>0.799295530377748</text:p>
              </table:table-cell>
              <table:table-cell office:value-type="float" office:value="3.81118210303523">
                <text:p>3.81118210303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2408121000854">
                <text:p>0.962408121000854</text:p>
              </table:table-cell>
              <table:table-cell office:value-type="float" office:value="0.631643570344682">
                <text:p>0.631643570344682</text:p>
              </table:table-cell>
              <table:table-cell office:value-type="float" office:value="1.81383821031968">
                <text:p>1.81383821031968</text:p>
              </table:table-cell>
              <table:table-cell office:value-type="float" office:value="0.676421386719628">
                <text:p>0.676421386719628</text:p>
              </table:table-cell>
              <table:table-cell office:value-type="float" office:value="3.17574646085338">
                <text:p>3.175746460853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37636501540623">
                <text:p>1.37636501540623</text:p>
              </table:table-cell>
              <table:table-cell office:value-type="float" office:value="0.637673508079547">
                <text:p>0.637673508079547</text:p>
              </table:table-cell>
              <table:table-cell office:value-type="float" office:value="2.84472391498307">
                <text:p>2.84472391498307</text:p>
              </table:table-cell>
              <table:table-cell office:value-type="float" office:value="1.03023916622502">
                <text:p>1.03023916622502</text:p>
              </table:table-cell>
              <table:table-cell office:value-type="float" office:value="2.82670404301772">
                <text:p>2.82670404301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0304828550337">
                <text:p>0.620304828550337</text:p>
              </table:table-cell>
              <table:table-cell office:value-type="float" office:value="3.0172600719108">
                <text:p>3.0172600719108</text:p>
              </table:table-cell>
              <table:table-cell office:value-type="float" office:value="2.71596246285763">
                <text:p>2.71596246285763</text:p>
              </table:table-cell>
              <table:table-cell office:value-type="float" office:value="1.3933620882089">
                <text:p>1.3933620882089</text:p>
              </table:table-cell>
              <table:table-cell office:value-type="float" office:value="2.17714006585446">
                <text:p>2.17714006585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5868088547184">
                <text:p>2.45868088547184</text:p>
              </table:table-cell>
              <table:table-cell office:value-type="float" office:value="1.84323701921213">
                <text:p>1.84323701921213</text:p>
              </table:table-cell>
              <table:table-cell office:value-type="float" office:value="2.77853517357596">
                <text:p>2.77853517357596</text:p>
              </table:table-cell>
              <table:table-cell office:value-type="float" office:value="1.09712345109512">
                <text:p>1.09712345109512</text:p>
              </table:table-cell>
              <table:table-cell office:value-type="float" office:value="3.13951133383533">
                <text:p>3.13951133383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6654977615689">
                <text:p>1.76654977615689</text:p>
              </table:table-cell>
              <table:table-cell office:value-type="float" office:value="3.32851128661246">
                <text:p>3.32851128661246</text:p>
              </table:table-cell>
              <table:table-cell office:value-type="float" office:value="3.26576192703561">
                <text:p>3.26576192703561</text:p>
              </table:table-cell>
              <table:table-cell office:value-type="float" office:value="1.04258831338728">
                <text:p>1.04258831338728</text:p>
              </table:table-cell>
              <table:table-cell office:value-type="float" office:value="4.18584614324682">
                <text:p>4.18584614324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3603814987877">
                <text:p>0.603603814987877</text:p>
              </table:table-cell>
              <table:table-cell office:value-type="float" office:value="2.883307302728">
                <text:p>2.883307302728</text:p>
              </table:table-cell>
              <table:table-cell office:value-type="float" office:value="1.0369031184338">
                <text:p>1.0369031184338</text:p>
              </table:table-cell>
              <table:table-cell office:value-type="float" office:value="2.09094193146079">
                <text:p>2.09094193146079</text:p>
              </table:table-cell>
              <table:table-cell office:value-type="float" office:value="3.85936668671539">
                <text:p>3.859366686715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5085522408589">
                <text:p>1.35085522408589</text:p>
              </table:table-cell>
              <table:table-cell office:value-type="float" office:value="0.420994396074741">
                <text:p>0.420994396074741</text:p>
              </table:table-cell>
              <table:table-cell office:value-type="float" office:value="3.03367173992729">
                <text:p>3.03367173992729</text:p>
              </table:table-cell>
              <table:table-cell office:value-type="float" office:value="2.12420090214074">
                <text:p>2.12420090214074</text:p>
              </table:table-cell>
              <table:table-cell office:value-type="float" office:value="4.13079696736976">
                <text:p>4.13079696736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795612085685">
                <text:p>0.778795612085685</text:p>
              </table:table-cell>
              <table:table-cell office:value-type="float" office:value="2.7266842267107">
                <text:p>2.7266842267107</text:p>
              </table:table-cell>
              <table:table-cell office:value-type="float" office:value="1.58589883898599">
                <text:p>1.58589883898599</text:p>
              </table:table-cell>
              <table:table-cell office:value-type="float" office:value="1.19673936651407">
                <text:p>1.19673936651407</text:p>
              </table:table-cell>
              <table:table-cell office:value-type="float" office:value="2.82078703609755">
                <text:p>2.82078703609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8159315740267">
                <text:p>0.728159315740267</text:p>
              </table:table-cell>
              <table:table-cell office:value-type="float" office:value="3.64266772601131">
                <text:p>3.64266772601131</text:p>
              </table:table-cell>
              <table:table-cell office:value-type="float" office:value="2.7685620777951">
                <text:p>2.7685620777951</text:p>
              </table:table-cell>
              <table:table-cell office:value-type="float" office:value="2.23151274825089">
                <text:p>2.23151274825089</text:p>
              </table:table-cell>
              <table:table-cell office:value-type="float" office:value="3.81782731653918">
                <text:p>3.81782731653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67902324717">
                <text:p>2.067902324717</text:p>
              </table:table-cell>
              <table:table-cell office:value-type="float" office:value="0.63156921892101">
                <text:p>0.63156921892101</text:p>
              </table:table-cell>
              <table:table-cell office:value-type="float" office:value="0.403630430860246">
                <text:p>0.403630430860246</text:p>
              </table:table-cell>
              <table:table-cell office:value-type="float" office:value="0.986242329313494">
                <text:p>0.986242329313494</text:p>
              </table:table-cell>
              <table:table-cell office:value-type="float" office:value="3.05131115991973">
                <text:p>3.05131115991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7447461779851">
                <text:p>1.37447461779851</text:p>
              </table:table-cell>
              <table:table-cell office:value-type="float" office:value="0.974056161582492">
                <text:p>0.974056161582492</text:p>
              </table:table-cell>
              <table:table-cell office:value-type="float" office:value="0.635826043890438">
                <text:p>0.635826043890438</text:p>
              </table:table-cell>
              <table:table-cell office:value-type="float" office:value="0.784453583949472">
                <text:p>0.784453583949472</text:p>
              </table:table-cell>
              <table:table-cell office:value-type="float" office:value="4.11689503782153">
                <text:p>4.1168950378215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86337930816302">
                <text:p>0.586337930816302</text:p>
              </table:table-cell>
              <table:table-cell office:value-type="float" office:value="2.53302693222656">
                <text:p>2.53302693222656</text:p>
              </table:table-cell>
              <table:table-cell office:value-type="float" office:value="0.556053341723452">
                <text:p>0.556053341723452</text:p>
              </table:table-cell>
              <table:table-cell office:value-type="float" office:value="0.599360043108044">
                <text:p>0.599360043108044</text:p>
              </table:table-cell>
              <table:table-cell office:value-type="float" office:value="4.36642454292657">
                <text:p>4.36642454292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2907826516249">
                <text:p>0.952907826516249</text:p>
              </table:table-cell>
              <table:table-cell office:value-type="float" office:value="1.01096297861901">
                <text:p>1.01096297861901</text:p>
              </table:table-cell>
              <table:table-cell office:value-type="float" office:value="1.86015519612616">
                <text:p>1.86015519612616</text:p>
              </table:table-cell>
              <table:table-cell office:value-type="float" office:value="1.67663917857419">
                <text:p>1.67663917857419</text:p>
              </table:table-cell>
              <table:table-cell office:value-type="float" office:value="3.10397324699417">
                <text:p>3.10397324699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3904673456392">
                <text:p>1.23904673456392</text:p>
              </table:table-cell>
              <table:table-cell office:value-type="float" office:value="2.67212225321686">
                <text:p>2.67212225321686</text:p>
              </table:table-cell>
              <table:table-cell office:value-type="float" office:value="2.465234186651">
                <text:p>2.465234186651</text:p>
              </table:table-cell>
              <table:table-cell office:value-type="float" office:value="1.78072764951401">
                <text:p>1.78072764951401</text:p>
              </table:table-cell>
              <table:table-cell office:value-type="float" office:value="3.26105513242308">
                <text:p>3.26105513242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1255294264734">
                <text:p>1.41255294264734</text:p>
              </table:table-cell>
              <table:table-cell office:value-type="float" office:value="2.51085360029895">
                <text:p>2.51085360029895</text:p>
              </table:table-cell>
              <table:table-cell office:value-type="float" office:value="1.44977074138098">
                <text:p>1.44977074138098</text:p>
              </table:table-cell>
              <table:table-cell office:value-type="float" office:value="0.363065411580637">
                <text:p>0.363065411580637</text:p>
              </table:table-cell>
              <table:table-cell office:value-type="float" office:value="2.53056236666193">
                <text:p>2.53056236666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1315762809903">
                <text:p>1.31315762809903</text:p>
              </table:table-cell>
              <table:table-cell office:value-type="float" office:value="1.49902063933591">
                <text:p>1.49902063933591</text:p>
              </table:table-cell>
              <table:table-cell office:value-type="float" office:value="1.41086581600809">
                <text:p>1.41086581600809</text:p>
              </table:table-cell>
              <table:table-cell office:value-type="float" office:value="2.82636517573653">
                <text:p>2.82636517573653</text:p>
              </table:table-cell>
              <table:table-cell office:value-type="float" office:value="2.66222565705954">
                <text:p>2.662225657059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28263158892713">
                <text:p>1.28263158892713</text:p>
              </table:table-cell>
              <table:table-cell office:value-type="float" office:value="2.51244699394526">
                <text:p>2.51244699394526</text:p>
              </table:table-cell>
              <table:table-cell office:value-type="float" office:value="2.82878736243241">
                <text:p>2.82878736243241</text:p>
              </table:table-cell>
              <table:table-cell office:value-type="float" office:value="1.30813437154574">
                <text:p>1.30813437154574</text:p>
              </table:table-cell>
              <table:table-cell office:value-type="float" office:value="3.04784808928069">
                <text:p>3.04784808928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7994643291718">
                <text:p>1.07994643291718</text:p>
              </table:table-cell>
              <table:table-cell office:value-type="float" office:value="2.3194644413031">
                <text:p>2.3194644413031</text:p>
              </table:table-cell>
              <table:table-cell office:value-type="float" office:value="1.85902933619835">
                <text:p>1.85902933619835</text:p>
              </table:table-cell>
              <table:table-cell office:value-type="float" office:value="1.84264925426813">
                <text:p>1.84264925426813</text:p>
              </table:table-cell>
              <table:table-cell office:value-type="float" office:value="1.19983788021184">
                <text:p>1.19983788021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0757840109333">
                <text:p>0.790757840109333</text:p>
              </table:table-cell>
              <table:table-cell office:value-type="float" office:value="1.43028435076982">
                <text:p>1.43028435076982</text:p>
              </table:table-cell>
              <table:table-cell office:value-type="float" office:value="1.5299472072041">
                <text:p>1.5299472072041</text:p>
              </table:table-cell>
              <table:table-cell office:value-type="float" office:value="0.8316338003981">
                <text:p>0.8316338003981</text:p>
              </table:table-cell>
              <table:table-cell office:value-type="float" office:value="1.34215637514268">
                <text:p>1.34215637514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8356367471929">
                <text:p>1.08356367471929</text:p>
              </table:table-cell>
              <table:table-cell office:value-type="float" office:value="1.23722262529125">
                <text:p>1.23722262529125</text:p>
              </table:table-cell>
              <table:table-cell office:value-type="float" office:value="1.18035200208738">
                <text:p>1.18035200208738</text:p>
              </table:table-cell>
              <table:table-cell office:value-type="float" office:value="0.776214365830146">
                <text:p>0.776214365830146</text:p>
              </table:table-cell>
              <table:table-cell office:value-type="float" office:value="0.458437255902983">
                <text:p>0.458437255902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09044127608915">
                <text:p>0.409044127608915</text:p>
              </table:table-cell>
              <table:table-cell office:value-type="float" office:value="0.813154975205136">
                <text:p>0.813154975205136</text:p>
              </table:table-cell>
              <table:table-cell office:value-type="float" office:value="0.834321854330789">
                <text:p>0.834321854330789</text:p>
              </table:table-cell>
              <table:table-cell office:value-type="float" office:value="0.415497413327971">
                <text:p>0.415497413327971</text:p>
              </table:table-cell>
              <table:table-cell office:value-type="float" office:value="0.315980176891006">
                <text:p>0.31598017689100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473806338279282">
                <text:p>0.473806338279282</text:p>
              </table:table-cell>
              <table:table-cell office:value-type="float" office:value="0.561422664140432">
                <text:p>0.561422664140432</text:p>
              </table:table-cell>
              <table:table-cell office:value-type="float" office:value="0.541369485204152">
                <text:p>0.541369485204152</text:p>
              </table:table-cell>
              <table:table-cell office:value-type="float" office:value="0.545497332292289">
                <text:p>0.545497332292289</text:p>
              </table:table-cell>
              <table:table-cell office:value-type="float" office:value="0.359166459936228">
                <text:p>0.3591664599362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